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1cm" fo:break-before="auto" style:use-optimal-row-height="true"/>
    </style:style>
    <style:style style:name="ro3" style:family="table-row">
      <style:table-row-properties style:row-height="0.9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Accent">
      <style:table-cell-properties style:cell-protect="protected" style:print-content="true" fo:padding-bottom="0.035cm" fo:padding-left="0.101cm" fo:padding-right="0.101cm" fo:padding-top="0.035cm"/>
    </style:style>
    <style:style style:name="ce2" style:family="table-cell" style:parent-style-name="Accent">
      <style:table-cell-properties fo:border-bottom="0.74pt solid #000000" style:cell-protect="protected" style:print-content="true" fo:wrap-option="wrap" fo:border-left="none" fo:padding-bottom="0.035cm" fo:padding-left="0.101cm" fo:padding-right="0.101cm" fo:padding-top="0.035cm" fo:border-right="none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zh" style:country-asian="TW" style:font-style-asian="normal" style:font-name-complex="Tahoma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5" style:family="table-cell" style:parent-style-name="Accent_20_3">
      <style:table-cell-properties fo:border-bottom="0.74pt solid #cccccc" style:cell-protect="protected" style:print-content="true" fo:border-left="none" fo:padding-bottom="0.035cm" fo:padding-left="0.101cm" fo:padding-right="0.101cm" fo:padding-top="0.035cm" fo:border-right="none" fo:border-top="0.74pt solid #000000"/>
    </style:style>
    <style:style style:name="ce6" style:family="table-cell" style:parent-style-name="Accent_20_3">
      <style:table-cell-properties style:cell-protect="protected" style:print-content="true" fo:padding-bottom="0.035cm" fo:padding-left="0.101cm" fo:padding-right="0.101cm" fo:padding-top="0.035cm"/>
    </style:style>
    <style:style style:name="ce7" style:family="table-cell" style:parent-style-name="Default">
      <style:table-cell-properties fo:border-bottom="0.74pt solid #cccccc" style:cell-protect="protected" style:print-content="true" fo:border-left="none" fo:padding-bottom="0.035cm" fo:padding-left="0.101cm" fo:padding-right="0.101cm" fo:padding-top="0.035cm" fo:border-right="none" fo:border-top="0.74pt solid #000000"/>
    </style:style>
    <style:style style:name="ce16" style:family="table-cell" style:parent-style-name="Default">
      <style:table-cell-properties fo:border-bottom="0.74pt solid #cccccc" style:cell-protect="protected" style:print-content="true" fo:border-left="none" fo:padding-bottom="0.035cm" fo:padding-left="0.101cm" fo:padding-right="0.101cm" fo:padding-top="0.035cm" fo:border-right="none" fo:border-top="0.74pt solid #cccccc"/>
    </style:style>
    <style:style style:name="ce17" style:family="table-cell" style:parent-style-name="Default">
      <style:table-cell-properties fo:border-bottom="0.74pt solid #000000" style:cell-protect="protected" style:print-content="true" fo:border-left="none" fo:padding-bottom="0.035cm" fo:padding-left="0.101cm" fo:padding-right="0.101cm" fo:padding-top="0.035cm" fo:border-right="none" fo:border-top="0.74pt solid #cccccc"/>
    </style:style>
    <style:style style:name="ce8" style:family="table-cell" style:parent-style-name="Default">
      <style:table-cell-properties style:cell-protect="protected" style:print-content="true" fo:padding-bottom="0.035cm" fo:padding-left="0.101cm" fo:padding-right="0.101cm" fo:padding-top="0.035cm"/>
    </style:style>
    <style:style style:name="ce9" style:family="table-cell" style:parent-style-name="Accent_20_3">
      <style:table-cell-properties fo:border-bottom="none" style:cell-protect="protected" style:print-content="true" fo:border-left="none" fo:padding-bottom="0.035cm" fo:padding-left="0.101cm" fo:padding-right="0.101cm" fo:padding-top="0.035cm" fo:border-right="none" fo:border-top="0.74pt solid #000000"/>
    </style:style>
    <style:style style:name="ce10" style:family="table-cell" style:parent-style-name="Default">
      <style:table-cell-properties fo:border-bottom="none" style:cell-protect="protected" style:print-content="true" fo:border-left="none" fo:padding-bottom="0.035cm" fo:padding-left="0.101cm" fo:padding-right="0.101cm" fo:padding-top="0.035cm" fo:border-right="none" fo:border-top="0.74pt solid #000000"/>
    </style:style>
    <style:style style:name="ce22" style:family="table-cell" style:parent-style-name="Accent_20_3">
      <style:table-cell-properties style:cell-protect="protected" style:print-content="true" fo:border="none" fo:padding-bottom="0.035cm" fo:padding-left="0.101cm" fo:padding-right="0.101cm" fo:padding-top="0.035cm"/>
    </style:style>
    <style:style style:name="ce11" style:family="table-cell" style:parent-style-name="Accent_20_3" style:data-style-name="N3">
      <style:table-cell-properties fo:border-bottom="0.74pt solid #cccccc" style:cell-protect="protected" style:print-content="true" fo:border-left="none" fo:padding-bottom="0.035cm" fo:padding-left="0.101cm" fo:padding-right="0.101cm" fo:padding-top="0.035cm" fo:border-right="none" fo:border-top="0.74pt solid #000000"/>
    </style:style>
    <style:style style:name="ce12" style:family="table-cell" style:parent-style-name="Accent_20_3" style:data-style-name="N3">
      <style:table-cell-properties fo:border-bottom="none" style:cell-protect="protected" style:print-content="true" fo:border-left="none" fo:padding-bottom="0.035cm" fo:padding-left="0.101cm" fo:padding-right="0.101cm" fo:padding-top="0.035cm" fo:border-right="none" fo:border-top="0.74pt solid #000000"/>
    </style:style>
    <style:style style:name="ce13" style:family="table-cell" style:parent-style-name="Default" style:data-style-name="N3">
      <style:table-cell-properties fo:border-bottom="0.74pt solid #cccccc" style:cell-protect="protected" style:print-content="true" fo:border-left="none" fo:padding-bottom="0.035cm" fo:padding-left="0.101cm" fo:padding-right="0.101cm" fo:padding-top="0.035cm" fo:border-right="none" fo:border-top="0.74pt solid #000000"/>
    </style:style>
    <style:style style:name="ce14" style:family="table-cell" style:parent-style-name="Default" style:data-style-name="N3">
      <style:table-cell-properties fo:border-bottom="0.74pt solid #cccccc" style:cell-protect="protected" style:print-content="true" fo:border-left="none" fo:padding-bottom="0.035cm" fo:padding-left="0.101cm" fo:padding-right="0.101cm" fo:padding-top="0.035cm" fo:border-right="none" fo:border-top="0.74pt solid #cccccc"/>
    </style:style>
    <style:style style:name="ce15" style:family="table-cell" style:parent-style-name="Default" style:data-style-name="N3">
      <style:table-cell-properties fo:border-bottom="0.74pt solid #000000" style:cell-protect="protected" style:print-content="true" fo:border-left="none" fo:padding-bottom="0.035cm" fo:padding-left="0.101cm" fo:padding-right="0.101cm" fo:padding-top="0.035cm" fo:border-right="none" fo:border-top="0.74pt solid #cccccc"/>
    </style:style>
  </office:automatic-styles>
  <office:body>
    <office:spreadsheet table:structure-protected="true">
      <table:calculation-settings table:automatic-find-labels="false" table:use-regular-expressions="false" table:use-wildcards="true"/>
      <table:content-validations>
        <table:content-validation table:name="val1" table:condition="of:cell-content-text-length()&gt;=1" table:allow-empty-cell="false" table:base-cell-address="工作表1.D3">
          <table:error-message table:message-type="stop" table:display="true"/>
        </table:content-validation>
        <table:content-validation table:name="val2" table:condition="of:cell-content-is-in-list(&quot;RAW_MATERIAL&quot;;&quot;PRODUCT&quot;;&quot;IN_PROCESS_MATERIAL&quot;)" table:allow-empty-cell="false" table:display-list="sort-ascending" table:base-cell-address="工作表1.C3">
          <table:help-message table:title="說明" table:display="true">
            <text:p>RAW_MATERIAL = 物料</text:p>
            <text:p>PRODUCT = 成品</text:p>
            <text:p>IN_PROCESS_MATERIAL = 半成品</text:p>
          </table:help-message>
          <table:error-message table:message-type="stop" table:display="true"/>
        </table:content-validation>
        <table:content-validation table:name="val3" table:condition="of:cell-content-is-in-list(&quot;ROLL&quot;;&quot;PIECE&quot;;&quot;PLATE&quot;;&quot;CM&quot;;&quot;BOX&quot;;&quot;PACK&quot;;&quot;SHEET&quot;;&quot;BAG&quot;;&quot;SET&quot;;&quot;KG&quot;;&quot;GRAM&quot;;&quot;LITRE&quot;)" table:allow-empty-cell="false" table:display-list="sort-ascending" table:base-cell-address="工作表1.E3">
          <table:help-message table:title="說明" table:display="true">
            <text:p>ROLL 卷</text:p>
            <text:p>PIECE 顆</text:p>
            <text:p>PLATE 板</text:p>
            <text:p>CM 公分</text:p>
            <text:p>BOX 盒</text:p>
            <text:p>PACK 包</text:p>
            <text:p>SHEET 片</text:p>
            <text:p>BAG 袋</text:p>
            <text:p>SET 組</text:p>
            <text:p>KG 公斤</text:p>
            <text:p>GRAM 公克</text:p>
            <text:p>LITRE 升</text:p>
          </table:help-message>
          <table:error-message table:message-type="stop" table:display="true"/>
        </table:content-validation>
        <table:content-validation table:name="val4" table:condition="of:cell-content-is-whole-number() and cell-content()&gt;=1" table:allow-empty-cell="false" table:base-cell-address="工作表1.F3">
          <table:error-message table:message-type="stop" table:display="true"/>
        </table:content-validation>
      </table:content-validations>
      <table:table table:name="工作表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1" table:number-columns-repeated="5" table:default-cell-style-name="ce8"/>
        <table:table-column table:style-name="co3" table:number-columns-repeated="16377" table:default-cell-style-name="ce8"/>
        <table:table-header-rows>
          <table:table-row table:style-name="ro1">
            <table:table-cell table:style-name="ce1" office:value-type="string" calcext:value-type="string">
              <text:p>idno</text:p>
            </table:table-cell>
            <table:table-cell table:style-name="ce1" office:value-type="string" calcext:value-type="string">
              <text:p>material_type</text:p>
            </table:table-cell>
            <table:table-cell table:style-name="ce1" office:value-type="string" calcext:value-type="string">
              <text:p>name</text:p>
            </table:table-cell>
            <table:table-cell table:style-name="ce1" office:value-type="string" calcext:value-type="string">
              <text:p>description</text:p>
            </table:table-cell>
            <table:table-cell table:style-name="ce1" office:value-type="string" calcext:value-type="string">
              <text:p>unit</text:p>
            </table:table-cell>
            <table:table-cell table:style-name="ce1" office:value-type="string" calcext:value-type="string">
              <text:p>qty_per_pack</text:p>
            </table:table-cell>
            <table:table-cell table:style-name="ce1" office:value-type="string" calcext:value-type="string">
              <text:p>expiry_days</text:p>
            </table:table-cell>
            <table:table-cell table:number-columns-repeated="16377"/>
          </table:table-row>
          <table:table-row table:style-name="ro2">
            <table:table-cell table:style-name="ce2" office:value-type="string" calcext:value-type="string">
              <text:p>物料代碼 </text:p>
            </table:table-cell>
            <table:table-cell table:style-name="ce2" office:value-type="string" calcext:value-type="string">
              <text:p>物料類別 </text:p>
            </table:table-cell>
            <table:table-cell table:style-name="ce2" office:value-type="string" calcext:value-type="string">
              <text:p>物料名稱 </text:p>
            </table:table-cell>
            <table:table-cell table:style-name="ce2" office:value-type="string" calcext:value-type="string">
              <text:p>物料說明 </text:p>
            </table:table-cell>
            <table:table-cell table:style-name="ce2" office:value-type="string" calcext:value-type="string">
              <text:p>基本單位 </text:p>
            </table:table-cell>
            <table:table-cell table:style-name="ce2" office:value-type="string" calcext:value-type="string">
              <text:p>基本包裝量 </text:p>
            </table:table-cell>
            <table:table-cell table:style-name="ce2" office:value-type="string" calcext:value-type="string">
              <text:p>有效期間 </text:p>
            </table:table-cell>
            <table:table-cell table:number-columns-repeated="16377"/>
          </table:table-row>
        </table:table-header-rows>
        <table:table-row table:style-name="ro1">
          <table:table-cell table:style-name="ce5" table:content-validation-name="val1" office:value-type="string" calcext:value-type="string">
            <text:p>00X00-0000-S0</text:p>
          </table:table-cell>
          <table:table-cell table:style-name="ce5" table:content-validation-name="val2" office:value-type="string" calcext:value-type="string">
            <text:p>IN_PROCESS_MATERIAL</text:p>
          </table:table-cell>
          <table:table-cell table:style-name="ce5" table:content-validation-name="val1" office:value-type="string" calcext:value-type="string">
            <text:p>超棒的名稱</text:p>
          </table:table-cell>
          <table:table-cell table:style-name="ce5" table:content-validation-name="val1" office:value-type="string" calcext:value-type="string">
            <text:p>超棒的說明</text:p>
          </table:table-cell>
          <table:table-cell table:style-name="ce5" table:content-validation-name="val3" office:value-type="string" calcext:value-type="string">
            <text:p>PIECE</text:p>
          </table:table-cell>
          <table:table-cell table:style-name="ce11" table:content-validation-name="val4" office:value-type="float" office:value="1000" calcext:value-type="float">
            <text:p>1,000</text:p>
          </table:table-cell>
          <table:table-cell table:style-name="ce11" table:content-validation-name="val4" office:value-type="float" office:value="365" calcext:value-type="float">
            <text:p>365</text:p>
          </table:table-cell>
          <table:table-cell table:number-columns-repeated="16377"/>
        </table:table-row>
        <table:table-row table:style-name="ro3">
          <table:table-cell table:style-name="ce6" office:value-type="string" calcext:value-type="string" table:number-columns-spanned="7" table:number-rows-spanned="1">
            <text:p>以上為範例，勿動。</text:p>
            <text:p>從下一行開始填寫。</text:p>
          </table:table-cell>
          <table:covered-table-cell table:number-columns-repeated="4" table:style-name="ce9"/>
          <table:covered-table-cell table:number-columns-repeated="2" table:style-name="ce12"/>
          <table:table-cell table:number-columns-repeated="16377"/>
        </table:table-row>
        <table:table-row table:style-name="ro1">
          <table:table-cell table:style-name="ce7" table:content-validation-name="val1"/>
          <table:table-cell table:style-name="ce7" table:content-validation-name="val2"/>
          <table:table-cell table:style-name="ce7" table:content-validation-name="val1" table:number-columns-repeated="2"/>
          <table:table-cell table:style-name="ce7" table:content-validation-name="val3"/>
          <table:table-cell table:style-name="ce13" table:content-validation-name="val4" table:number-columns-repeated="2"/>
          <table:table-cell table:number-columns-repeated="16377"/>
        </table:table-row>
        <table:table-row table:style-name="ro1" table:number-rows-repeated="48">
          <table:table-cell table:style-name="ce16" table:content-validation-name="val1"/>
          <table:table-cell table:style-name="ce16" table:content-validation-name="val2"/>
          <table:table-cell table:style-name="ce16" table:content-validation-name="val1" table:number-columns-repeated="2"/>
          <table:table-cell table:style-name="ce16" table:content-validation-name="val3"/>
          <table:table-cell table:style-name="ce14" table:content-validation-name="val4" table:number-columns-repeated="2"/>
          <table:table-cell table:number-columns-repeated="16377"/>
        </table:table-row>
        <table:table-row table:style-name="ro1">
          <table:table-cell table:style-name="ce17" table:content-validation-name="val1"/>
          <table:table-cell table:style-name="ce17" table:content-validation-name="val2"/>
          <table:table-cell table:style-name="ce17" table:content-validation-name="val1" table:number-columns-repeated="2"/>
          <table:table-cell table:style-name="ce17" table:content-validation-name="val3"/>
          <table:table-cell table:style-name="ce15" table:content-validation-name="val4" table:number-columns-repeated="2"/>
          <table:table-cell table:number-columns-repeated="16377"/>
        </table:table-row>
        <table:table-row table:style-name="ro1">
          <table:table-cell table:style-name="ce6" office:value-type="string" calcext:value-type="string" table:number-columns-spanned="7" table:number-rows-spanned="1">
            <text:p>請勿超過此行</text:p>
          </table:table-cell>
          <table:covered-table-cell table:number-columns-repeated="6" table:style-name="ce10"/>
          <table:table-cell table:number-columns-repeated="16377"/>
        </table:table-row>
        <table:table-row table:style-name="ro1">
          <table:table-cell table:style-name="ce6" office:value-type="string" calcext:value-type="string">
            <text:p>Revisoin</text:p>
          </table:table-cell>
          <table:table-cell table:style-name="ce22" office:value-type="string" calcext:value-type="string">
            <text:p>1.0</text:p>
          </table:table-cell>
          <table:table-cell table:style-name="ce22" table:number-columns-repeated="5"/>
          <table:table-cell table:number-columns-repeated="16377"/>
        </table:table-row>
        <table:table-row table:style-name="ro1" table:number-rows-repeated="104851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工作表1.A1:工作表1.G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微軟正黑體" style:font-size-asian="10pt" style:language-asian="zh" style:country-asian="TW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>
      <style:table-cell-properties fo:background-color="#996699" fo:border="0.06pt solid #660066"/>
      <style:text-properties fo:color="#000000" style:text-outline="true" fo:font-weight="bold"/>
    </style:style>
    <style:style style:name="Background" style:family="table-cell" style:parent-style-name="Default">
      <style:table-cell-properties fo:background-color="#660066"/>
      <style:text-properties fo:color="#ffffff"/>
    </style:style>
    <style:style style:name="Card" style:family="table-cell" style:parent-style-name="Default">
      <style:table-cell-properties fo:background-color="#cc9999" style:text-align-source="fix" style:repeat-content="false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660066" style:shadow="none"/>
    </style:style>
    <style:style style:name="Card_20_TL" style:display-name="Card TL" style:family="table-cell" style:parent-style-name="Card">
      <style:table-cell-properties fo:border-bottom="none" fo:border-left="0.06pt solid #6b006b" fo:border-right="none" fo:border-top="0.06pt solid #6b006b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6b006b"/>
    </style:style>
    <style:style style:name="Card_20_TR" style:display-name="Card TR" style:family="table-cell" style:parent-style-name="Card">
      <style:table-cell-properties fo:border-bottom="none" fo:border-left="none" fo:border-right="0.06pt solid #6b006b" fo:border-top="0.06pt solid #6b006b"/>
    </style:style>
    <style:style style:name="Card_20_L" style:display-name="Card L" style:family="table-cell" style:parent-style-name="Card">
      <style:table-cell-properties fo:border-bottom="none" fo:border-left="0.06pt solid #6b006b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6b006b" fo:border-top="none"/>
    </style:style>
    <style:style style:name="Card_20_B" style:display-name="Card B" style:family="table-cell" style:parent-style-name="Card">
      <style:table-cell-properties fo:border-bottom="0.06pt solid #6b006b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6b006b" fo:border-left="0.06pt solid #6b006b" fo:border-right="none" fo:border-top="none"/>
    </style:style>
    <style:style style:name="Card_20_BR" style:display-name="Card BR" style:family="table-cell" style:parent-style-name="Card">
      <style:table-cell-properties fo:border-bottom="0.06pt solid #6b006b" fo:border-left="none" fo:border-right="0.06pt solid #6b006b" fo:border-top="none"/>
    </style:style>
    <style:style style:name="Column_20_Header" style:display-name="Column Header" style:family="table-cell" style:parent-style-name="Card">
      <style:table-cell-properties fo:wrap-option="wrap" fo:padding="0.035cm" style:vertical-align="automatic"/>
    </style:style>
  </office:styles>
  <office:automatic-styles>
    <style:page-layout style:name="Mpm1">
      <style:page-layout-properties fo:page-width="21.001cm" fo:page-height="29.7cm" style:num-format="1" style:print-orientation="portrait" fo:border="none" fo:padding="0cm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8T11:16:54.794000000</meta:creation-date>
    <meta:generator>LibreOffice/7.5.0.1$Windows_X86_64 LibreOffice_project/77cd3d7ad4445740a0c6cf977992dafd8ebad8df</meta:generator>
    <dc:date>2022-12-29T19:06:21.531000000</dc:date>
    <meta:editing-duration>PT2H14M39S</meta:editing-duration>
    <meta:editing-cycles>38</meta:editing-cycles>
    <meta:document-statistic meta:table-count="1" meta:cell-count="25" meta:object-count="0"/>
  </office:meta>
</office:document-meta>
</file>